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312100004F1D00003B56E293D047.wmf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72cm" svg:height="4.882cm" svg:x="3.115cm" svg:y="0.454cm">
          <draw:image xlink:href="Pictures/2000312100004F1D00003B56E293D047.wmf" xlink:type="simple" xlink:show="embed" xlink:actuate="onLoad">
            <text:p/>
          </draw:image>
        </draw:frame>
        <draw:frame draw:style-name="gr2" draw:layer="layout" svg:width="0.54cm" svg:height="0.529cm" svg:x="3.743cm" svg:y="0.23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62cm" svg:height="0.529cm" svg:x="3.403cm" svg:y="2.75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324cm" svg:height="0.469cm" svg:x="9.243cm" svg:y="1.2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324cm" svg:height="0.469cm" svg:x="9.243cm" svg:y="3.26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3" draw:text-style-name="P1" draw:layer="layout" svg:x1="5.159cm" svg:y1="1.248cm" svg:x2="3.988cm" svg:y2="1.248cm">
          <text:p/>
        </draw:line>
        <draw:line draw:style-name="gr3" draw:text-style-name="P1" draw:layer="layout" svg:x1="7.541cm" svg:y1="2.344cm" svg:x2="3.988cm" svg:y2="2.344cm">
          <text:p/>
        </draw:line>
        <draw:frame draw:style-name="gr2" draw:layer="layout" svg:width="0.713cm" svg:height="0.469cm" svg:x="3.271cm" svg:y="0.97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1.476cm" svg:height="0.469cm" svg:x="2.496cm" svg:y="2.08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596cm" svg:height="0.529cm" svg:x="0.436cm" svg:y="4.301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sub>
      <mi>v</mi>
      <mi>s</mi>
    </msub>
    <annotation encoding="StarMath 5.0">v_s</annotation>
  </semantics>
</math>
</file>

<file path=Object 2/content.xml><?xml version="1.0" encoding="utf-8"?>
<math xmlns="http://www.w3.org/1998/Math/MathML">
  <semantics>
    <msub>
      <mi>v</mi>
      <mi>o</mi>
    </msub>
    <annotation encoding="StarMath 5.0">v_o</annotation>
  </semantics>
</math>
</file>

<file path=Object 3/content.xml><?xml version="1.0" encoding="utf-8"?>
<math xmlns="http://www.w3.org/1998/Math/MathML">
  <semantics>
    <mi>t</mi>
    <annotation encoding="StarMath 5.0">t</annotation>
  </semantics>
</math>
</file>

<file path=Object 4/content.xml><?xml version="1.0" encoding="utf-8"?>
<math xmlns="http://www.w3.org/1998/Math/MathML">
  <semantics>
    <mi>t</mi>
    <annotation encoding="StarMath 5.0">t</annotation>
  </semantics>
</math>
</file>

<file path=Object 5/content.xml><?xml version="1.0" encoding="utf-8"?>
<math xmlns="http://www.w3.org/1998/Math/MathML">
  <semantics>
    <mrow>
      <mn>1</mn>
      <mi>V</mi>
    </mrow>
    <annotation encoding="StarMath 5.0">1 V</annotation>
  </semantics>
</math>
</file>

<file path=Object 6/content.xml><?xml version="1.0" encoding="utf-8"?>
<math xmlns="http://www.w3.org/1998/Math/MathML">
  <semantics>
    <mrow>
      <mn>4.109</mn>
      <mi>V</mi>
    </mrow>
    <annotation encoding="StarMath 5.0">4.109 V</annotation>
  </semantics>
</math>
</file>

<file path=Object 7/content.xml><?xml version="1.0" encoding="utf-8"?>
<math xmlns="http://www.w3.org/1998/Math/MathML">
  <semantics>
    <mrow>
      <mrow>
        <msub>
          <mi>v</mi>
          <mi>o</mi>
        </msub>
        <mo stretchy="false">=</mo>
        <mrow>
          <mo stretchy="false">−</mo>
          <mn>4.109</mn>
        </mrow>
      </mrow>
      <msub>
        <mi>v</mi>
        <mi>s</mi>
      </msub>
    </mrow>
    <annotation encoding="StarMath 5.0">v_o = -4.109 v_s</annotation>
  </semantics>
</math>
</file>